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1058051538345020729" text:style-name="L1">
        <text:list-item>
          <text:list>
            <text:list-header>
              <text:p text:style-name="P8">34.8 miles in the last week</text:p>
              <text:p text:style-name="P10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853394634932131472" text:style-name="L2">
        <text:list-item>
          <text:list>
            <text:list-header>
              <text:p text:style-name="P13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5354968" text:continue-numbering="true" text:style-name="L2">
        <text:list-item>
          <text:list>
            <text:list-header>
              <text:p text:style-name="P11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6T15:15:01.65</dc:date>
    <dc:creator>James Lombardi</dc:creator>
    <meta:editing-duration>PT23H3M40S</meta:editing-duration>
    <meta:editing-cycles>135</meta:editing-cycles>
    <meta:generator>OpenOffice/4.1.2$Win32 OpenOffice.org_project/412m3$Build-9782</meta:generator>
    <meta:document-statistic meta:table-count="0" meta:image-count="0" meta:object-count="0" meta:page-count="4" meta:paragraph-count="94" meta:word-count="1564" meta:character-count="7554"/>
  </office:meta>
</office:document-meta>
</file>